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5e8e" officeooo:paragraph-rsid="00195e8e"/>
    </style:style>
    <style:style style:name="P2" style:family="paragraph" style:parent-style-name="Standard">
      <style:text-properties officeooo:rsid="0019aec1" officeooo:paragraph-rsid="0019aec1"/>
    </style:style>
    <style:style style:name="P3" style:family="paragraph" style:parent-style-name="Standard">
      <style:text-properties officeooo:rsid="001c2d96" officeooo:paragraph-rsid="001c2d96"/>
    </style:style>
    <style:style style:name="P4" style:family="paragraph" style:parent-style-name="Standard">
      <style:text-properties officeooo:rsid="00220811" officeooo:paragraph-rsid="00220811"/>
    </style:style>
    <style:style style:name="P5" style:family="paragraph" style:parent-style-name="Standard">
      <style:text-properties officeooo:rsid="003a3e0d" officeooo:paragraph-rsid="003a3e0d"/>
    </style:style>
    <style:style style:name="P6" style:family="paragraph" style:parent-style-name="Standard">
      <style:text-properties officeooo:rsid="00195e8e" officeooo:paragraph-rsid="00209189"/>
    </style:style>
    <style:style style:name="P7" style:family="paragraph" style:parent-style-name="Standard">
      <style:text-properties officeooo:rsid="003fd61c" officeooo:paragraph-rsid="003fd61c"/>
    </style:style>
    <style:style style:name="P8" style:family="paragraph" style:parent-style-name="Standard">
      <style:text-properties officeooo:rsid="0045a873" officeooo:paragraph-rsid="0045a873"/>
    </style:style>
    <style:style style:name="P9" style:family="paragraph" style:parent-style-name="Standard">
      <style:text-properties officeooo:rsid="00220811" officeooo:paragraph-rsid="00220811"/>
    </style:style>
    <style:style style:name="P10" style:family="paragraph" style:parent-style-name="Standard">
      <style:text-properties officeooo:rsid="00220811" officeooo:paragraph-rsid="0052a48f"/>
    </style:style>
    <style:style style:name="P11" style:family="paragraph" style:parent-style-name="Standard">
      <style:text-properties officeooo:rsid="00220811" officeooo:paragraph-rsid="00586254"/>
    </style:style>
    <style:style style:name="P12" style:family="paragraph" style:parent-style-name="Standard">
      <style:text-properties officeooo:rsid="0047cbb9" officeooo:paragraph-rsid="0047cbb9"/>
    </style:style>
    <style:style style:name="P13" style:family="paragraph" style:parent-style-name="Standard">
      <style:text-properties officeooo:rsid="0019aec1" officeooo:paragraph-rsid="0019aec1"/>
    </style:style>
    <style:style style:name="P14" style:family="paragraph" style:parent-style-name="Standard">
      <style:text-properties officeooo:rsid="005d86b1" officeooo:paragraph-rsid="005d86b1"/>
    </style:style>
    <style:style style:name="T1" style:family="text">
      <style:text-properties officeooo:rsid="001a99d8"/>
    </style:style>
    <style:style style:name="T2" style:family="text">
      <style:text-properties officeooo:rsid="00209189"/>
    </style:style>
    <style:style style:name="T3" style:family="text">
      <style:text-properties officeooo:rsid="0036e694"/>
    </style:style>
    <style:style style:name="T4" style:family="text">
      <style:text-properties officeooo:rsid="003aa27c"/>
    </style:style>
    <style:style style:name="T5" style:family="text">
      <style:text-properties officeooo:rsid="003addb7"/>
    </style:style>
    <style:style style:name="T6" style:family="text">
      <style:text-properties officeooo:rsid="00442df5"/>
    </style:style>
    <style:style style:name="T7" style:family="text">
      <style:text-properties officeooo:rsid="0045a873"/>
    </style:style>
    <style:style style:name="T8" style:family="text">
      <style:text-properties officeooo:rsid="00461763"/>
    </style:style>
    <style:style style:name="T9" style:family="text">
      <style:text-properties officeooo:rsid="004818d4"/>
    </style:style>
    <style:style style:name="T10" style:family="text">
      <style:text-properties officeooo:rsid="004a10cd"/>
    </style:style>
    <style:style style:name="T11" style:family="text">
      <style:text-properties officeooo:rsid="004ac01e"/>
    </style:style>
    <style:style style:name="T12" style:family="text">
      <style:text-properties officeooo:rsid="004bd2c6"/>
    </style:style>
    <style:style style:name="T13" style:family="text">
      <style:text-properties officeooo:rsid="004e3874"/>
    </style:style>
    <style:style style:name="T14" style:family="text">
      <style:text-properties officeooo:rsid="0050db8c"/>
    </style:style>
    <style:style style:name="T15" style:family="text">
      <style:text-properties officeooo:rsid="0052a48f"/>
    </style:style>
    <style:style style:name="T16" style:family="text">
      <style:text-properties officeooo:rsid="00542213"/>
    </style:style>
    <style:style style:name="T17" style:family="text">
      <style:text-properties officeooo:rsid="00561549"/>
    </style:style>
    <style:style style:name="T18" style:family="text">
      <style:text-properties officeooo:rsid="00586254"/>
    </style:style>
    <style:style style:name="T19" style:family="text">
      <style:text-properties officeooo:rsid="005a8385"/>
    </style:style>
    <style:style style:name="T20" style:family="text">
      <style:text-properties officeooo:rsid="005f28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nnan Huber</text:p>
      <text:p text:style-name="P1">HW6</text:p>
      <text:p text:style-name="P1"/>
      <text:p text:style-name="P6">1. <text:span text:style-name="T2">In this case I would use a binary search tree. This is because we will need to data structure to be dynamic that way we can add as many circles as we need without having to resize. We also need the ability to traverse very quickly.</text:span></text:p>
      <text:p text:style-name="P8">Public <text:span text:style-name="T8">class Part1 {</text:span></text:p>
      <text:p text:style-name="P7"><text:tab/><text:span text:style-name="T7">private c</text:span>lass Circle {</text:p>
      <text:p text:style-name="P7"><text:tab/>// <text:span text:style-name="T12">this would be my private class circle that we will use to represent a circle</text:span></text:p>
      <text:p text:style-name="P7"><text:tab/><text:tab/>int x;</text:p>
      <text:p text:style-name="P7"><text:tab/><text:tab/>int y;</text:p>
      <text:p text:style-name="P7"><text:tab/><text:tab/>int r;</text:p>
      <text:p text:style-name="P7"/>
      <text:p text:style-name="P7"><text:tab/><text:tab/>Circle(x, y, r){</text:p>
      <text:p text:style-name="P7"><text:tab/><text:tab/><text:tab/>this.x = x;</text:p>
      <text:p text:style-name="P7"><text:tab/><text:tab/><text:tab/>this.y = y;</text:p>
      <text:p text:style-name="P7"><text:tab/><text:tab/><text:tab/>this.r = r;</text:p>
      <text:p text:style-name="P7"><text:tab/><text:tab/><text:span text:style-name="T6">}</text:span></text:p>
      <text:p text:style-name="P7"><text:tab/>}</text:p>
      <text:p text:style-name="P7"><text:tab/></text:p>
      <text:p text:style-name="P7"><text:tab/>// <text:span text:style-name="T14">collection of circles.</text:span></text:p>
      <text:p text:style-name="P7"><text:tab/><text:span text:style-name="T12">Circle circles = new Circle[101];</text:span></text:p>
      <text:p text:style-name="P7"><text:tab/></text:p>
      <text:p text:style-name="P10"><text:tab/><text:span text:style-name="T11">Part1() {</text:span></text:p>
      <text:p text:style-name="P10"><text:tab/><text:tab/>// <text:span text:style-name="T15">default constructor.</text:span></text:p>
      <text:p text:style-name="P10"><text:span text:style-name="T11"><text:tab/>}</text:span></text:p>
      <text:p text:style-name="P10"/>
      <text:p text:style-name="P4"><text:tab/><text:span text:style-name="T13">public void addCircle(int x, int y, int r) {</text:span></text:p>
      <text:p text:style-name="P4"><text:tab/><text:tab/><text:span text:style-name="T13">for(int I = 0; I &lt; 101; i++) {</text:span></text:p>
      <text:p text:style-name="P4"><text:tab/><text:tab/><text:tab/><text:span text:style-name="T13">if(circles[I] == null) {</text:span></text:p>
      <text:p text:style-name="P4"><text:tab/><text:tab/><text:tab/><text:tab/><text:span text:style-name="T13">circle[I] = new Circle(x, y, r);</text:span></text:p>
      <text:p text:style-name="P4"><text:tab/><text:tab/><text:tab/><text:span text:style-name="T13">} </text:span></text:p>
      <text:p text:style-name="P4"><text:tab/><text:tab/><text:tab/><text:span text:style-name="T13">break;</text:span></text:p>
      <text:p text:style-name="P4"><text:tab/><text:tab/><text:span text:style-name="T13">}</text:span></text:p>
      <text:p text:style-name="P4"><text:tab/><text:span text:style-name="T13">}</text:span></text:p>
      <text:p text:style-name="P4"/>
      <text:p text:style-name="P4"><text:tab/><text:span text:style-name="T17">public static boolean(Circle c, int x, int y) {</text:span></text:p>
      <text:p text:style-name="P4"><text:tab/>// <text:span text:style-name="T19">math formula to see if the point is inside of the circle.. Just a distance formula.</text:span></text:p>
      <text:p text:style-name="P11"><text:tab/><text:tab/><text:span text:style-name="T18">return ((x – c.getX())*(x – c.getX()))+((y-c.getY())*(y-c.getY())) &lt; (c.getR()*c.getR())</text:span></text:p>
      <text:p text:style-name="P4"><text:tab/><text:span text:style-name="T17">}</text:span></text:p>
      <text:p text:style-name="P4"/>
      <text:p text:style-name="P4"><text:tab/><text:span text:style-name="T10">public static TreeNode </text:span>containsPoint<text:span text:style-name="T12">s</text:span>(int x, int y) {</text:p>
      <text:p text:style-name="P4"><text:tab/><text:tab/><text:span text:style-name="T3">create a tree</text:span></text:p>
      <text:p text:style-name="P4"><text:tab/><text:tab/><text:span text:style-name="T3">loop through collection of circles</text:span></text:p>
      <text:p text:style-name="P4"><text:tab/><text:tab/><text:tab/><text:span text:style-name="T16">if(insideCircle(circle, x, y))</text:span></text:p>
      <text:p text:style-name="P4"><text:tab/><text:tab/><text:tab/><text:tab/><text:span text:style-name="T3">insert that circle into tree</text:span></text:p>
      <text:p text:style-name="P4"><text:tab/></text:p>
      <text:p text:style-name="P4"><text:tab/><text:tab/><text:span text:style-name="T3">return tree</text:span></text:p>
      <text:p text:style-name="P4"><text:tab/>}</text:p>
      <text:p text:style-name="P12"><text:soft-page-break/>}</text:p>
      <text:p text:style-name="P4"/>
      <text:p text:style-name="P5">this algorithm <text:span text:style-name="T9">(containsPoint)</text:span>is Big-O(N), N being the number of circles in the total collection, <text:span text:style-name="T4">because we have to check every circle in the collection to see if that circle possibly contains the point that was given.</text:span></text:p>
      <text:p text:style-name="P1"/>
      <text:p text:style-name="P3"/>
      <text:p text:style-name="P2">2. <text:span text:style-name="T5">This heap will have to hold 2 things, a reference to the list, and also an integer which holds the size of the list. So the heap will be organized by size (smallest being first in the heap). So to insert 1 visitor, we will retrieve the first item in the heap, go to the list, insert the visitor into the first position of the list, then finally you must check to make sure the heap is still in order. The time constraint for adding 1 item to the list will be Big-O(logN). This is because accessing the first item in the heap is O(1), adding 1 item to the list is O(1), but the percolate function is O(logN). So therefore worst case adding 1 person to the list will take logN time.</text:span></text:p>
      <text:p text:style-name="P2"/>
      <text:p text:style-name="P2"/>
      <text:p text:style-name="P2">3. The best data structure to do this task would be a stack. You would just read in the input, scan the input for parenthesis, and depending upon whether it is an opening or closing you would push onto stack, or pop off the stack. The algorithm for this would be Big-O(N), this is because you have to read the input, scan the input, and then for each word push onto stack, then pop off the stack therefore it is <text:span text:style-name="T1">linear.</text:span></text:p>
      <text:p text:style-name="P2"/>
      <text:p text:style-name="P2">// <text:span text:style-name="T20">super generic psuedo code </text:span></text:p>
      <text:p text:style-name="P14">Get user input</text:p>
      <text:p text:style-name="P14"/>
      <text:p text:style-name="P14">loop through input</text:p>
      <text:p text:style-name="P14"><text:tab/>if input is an opening quotation</text:p>
      <text:p text:style-name="P14"><text:tab/><text:tab/>push next word onto stack</text:p>
      <text:p text:style-name="P14"/>
      <text:p text:style-name="P14"><text:tab/>if input is a closing quotation</text:p>
      <text:p text:style-name="P14"><text:tab/><text:tab/>pop off the stack and add it to the line to be printed</text:p>
      <text:p text:style-name="P14"/>
      <text:p text:style-name="P14">prin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3:39:44.168000000</meta:creation-date>
    <meta:generator>LibreOffice/4.4.7.2$Windows_x86 LibreOffice_project/f3153a8b245191196a4b6b9abd1d0da16eead600</meta:generator>
    <dc:date>2016-04-17T20:11:44.443000000</dc:date>
    <meta:editing-duration>PT1H28M27S</meta:editing-duration>
    <meta:editing-cycles>67</meta:editing-cycles>
    <meta:document-statistic meta:table-count="0" meta:image-count="0" meta:object-count="0" meta:page-count="2" meta:paragraph-count="54" meta:word-count="496" meta:character-count="2674" meta:non-whitespace-character-count="2149"/>
  </office:meta>
</office:document-meta>
</file>